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10000026FDB8749F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000000" draw:marker-start-width="0.365cm" draw:marker-end-width="0.365cm" draw:fill="none" draw:textarea-horizontal-align="justify" draw:textarea-vertical-align="middle" draw:auto-grow-height="false" fo:min-height="4.3cm" fo:min-width="7.35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1.15cm" fo:min-width="6.42cm"/>
    </style:style>
    <style:style style:name="gr4" style:family="graphic" style:parent-style-name="objectwithoutfill">
      <style:graphic-properties draw:marker-end="Arrow" draw:marker-end-width="0.2cm" draw:fill="none" draw:textarea-vertical-align="middle"/>
    </style:style>
    <style:style style:name="gr5" style:family="graphic" style:parent-style-name="standard">
      <style:graphic-properties svg:stroke-width="0.05cm" svg:stroke-color="#000000" draw:marker-start-width="0.365cm" draw:marker-end-width="0.365cm" draw:fill="none" draw:textarea-horizontal-align="justify" draw:textarea-vertical-align="middle" draw:auto-grow-height="false" fo:min-height="4.3cm" fo:min-width="12.15cm" fo:padding-top="0.15cm" fo:padding-bottom="0.15cm" fo:padding-left="0.275cm" fo:padding-right="0.275cm"/>
    </style:style>
    <style:style style:name="gr6" style:family="graphic" style:parent-style-name="standard">
      <style:graphic-properties svg:stroke-width="0.1cm" svg:stroke-color="#000000" draw:marker-start-width="0.525cm" draw:marker-end-width="0.525cm" draw:fill="none" draw:textarea-horizontal-align="justify" draw:textarea-vertical-align="middle" draw:auto-grow-height="false" fo:min-height="12.85cm" fo:min-width="12.5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2.658cm" svg:height="13.299cm" svg:x="0.3cm" svg:y="0cm">
          <draw:image xlink:href="Pictures/10000201000002510000026FDB8749F3.png" xlink:type="simple" xlink:show="embed" xlink:actuate="onLoad">
            <text:p/>
          </draw:image>
        </draw:frame>
        <draw:custom-shape draw:style-name="gr2" draw:text-style-name="P1" draw:layer="layout" svg:width="7.9cm" svg:height="4.6cm" svg:x="0.4cm" svg:y="1.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32cm" svg:height="1.4cm" svg:x="8.98cm" svg:y="1.9cm">
          <draw:text-box>
            <text:p><text:span text:style-name="T1">File and import configuration</text:span></text:p>
          </draw:text-box>
        </draw:frame>
        <draw:line draw:style-name="gr4" draw:text-style-name="P1" draw:layer="layout" svg:x1="9.1cm" svg:y1="2.3cm" svg:x2="8.3cm" svg:y2="2.3cm">
          <text:p/>
        </draw:line>
        <draw:frame draw:style-name="gr3" draw:text-style-name="P2" draw:layer="layout" svg:width="4.32cm" svg:height="0.9cm" svg:x="2.28cm" svg:y="6.3cm">
          <draw:text-box>
            <text:p><text:span text:style-name="T1">Import button</text:span></text:p>
          </draw:text-box>
        </draw:frame>
        <draw:line draw:style-name="gr4" draw:text-style-name="P1" draw:layer="layout" svg:x1="2.4cm" svg:y1="6.7cm" svg:x2="1.6cm" svg:y2="6.7cm">
          <text:p/>
        </draw:line>
        <draw:frame draw:style-name="gr3" draw:text-style-name="P2" draw:layer="layout" svg:width="3.82cm" svg:height="0.9cm" svg:x="9cm" svg:y="6.1cm">
          <draw:text-box>
            <text:p><text:span text:style-name="T1">Import result</text:span></text:p>
          </draw:text-box>
        </draw:frame>
        <draw:custom-shape draw:style-name="gr5" draw:text-style-name="P1" draw:layer="layout" svg:width="12.7cm" svg:height="4.6cm" svg:x="0.3cm" svg:y="7.513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0.31cm" svg:y1="6.9cm" svg:x2="10.31cm" svg:y2="7.5cm">
          <text:p/>
        </draw:line>
        <draw:custom-shape draw:style-name="gr6" draw:text-style-name="P1" draw:layer="layout" svg:width="13.1cm" svg:height="13.2cm" svg:x="0.1cm" svg:y="0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3cm" fo:page-height="13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io </meta:initial-creator>
    <meta:creation-date>2017-11-26T20:25:15.234032439</meta:creation-date>
    <dc:date>2018-04-28T11:12:47.614001892</dc:date>
    <dc:creator>dario </dc:creator>
    <meta:editing-duration>PT7M15S</meta:editing-duration>
    <meta:editing-cycles>3</meta:editing-cycles>
    <meta:generator>LibreOffice/4.3.3.2$Linux_X86_64 LibreOffice_project/430m0$Build-2</meta:generator>
    <meta:document-statistic meta:object-count="10"/>
  </office:meta>
</office:document-meta>
</file>